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8.528cm"/>
    </style:style>
    <style:style style:name="Tabla1.C" style:family="table-column">
      <style:table-column-properties style:column-width="5.6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16913" officeooo:paragraph-rsid="00216913"/>
    </style:style>
    <style:style style:name="P2" style:family="paragraph" style:parent-style-name="Table_20_Contents">
      <style:paragraph-properties fo:text-align="center" style:justify-single-word="false"/>
      <style:text-properties officeooo:rsid="00216913" officeooo:paragraph-rsid="00216913"/>
    </style:style>
    <style:style style:name="P3" style:family="paragraph" style:parent-style-name="Table_20_Contents">
      <style:text-properties officeooo:rsid="002289a7" officeooo:paragraph-rsid="002289a7"/>
    </style:style>
    <style:style style:name="P4" style:family="paragraph" style:parent-style-name="Table_20_Contents">
      <style:paragraph-properties fo:text-align="center" style:justify-single-word="false"/>
      <style:text-properties officeooo:rsid="002289a7" officeooo:paragraph-rsid="002289a7"/>
    </style:style>
    <style:style style:name="P5" style:family="paragraph" style:parent-style-name="Table_20_Contents">
      <style:paragraph-properties fo:text-align="center" style:justify-single-word="false"/>
      <style:text-properties officeooo:rsid="00228bfc" officeooo:paragraph-rsid="00228bfc"/>
    </style:style>
    <style:style style:name="P6" style:family="paragraph" style:parent-style-name="Table_20_Contents">
      <style:text-properties officeooo:rsid="00228bfc" officeooo:paragraph-rsid="00228bfc"/>
    </style:style>
    <style:style style:name="P7" style:family="paragraph" style:parent-style-name="Table_20_Contents">
      <style:paragraph-properties fo:text-align="center" style:justify-single-word="false"/>
      <style:text-properties officeooo:rsid="00245ecc" officeooo:paragraph-rsid="00245ecc"/>
    </style:style>
    <style:style style:name="P8" style:family="paragraph" style:parent-style-name="Table_20_Contents">
      <style:text-properties officeooo:rsid="00245ecc" officeooo:paragraph-rsid="00245ecc"/>
    </style:style>
    <style:style style:name="P9" style:family="paragraph" style:parent-style-name="Table_20_Contents">
      <style:paragraph-properties fo:text-align="center" style:justify-single-word="false"/>
      <style:text-properties officeooo:rsid="00259731" officeooo:paragraph-rsid="00259731"/>
    </style:style>
    <style:style style:name="P10" style:family="paragraph" style:parent-style-name="Table_20_Contents">
      <style:text-properties officeooo:rsid="00259731" officeooo:paragraph-rsid="00259731"/>
    </style:style>
    <style:style style:name="P11" style:family="paragraph" style:parent-style-name="Table_20_Contents">
      <style:paragraph-properties fo:text-align="center" style:justify-single-word="false"/>
      <style:text-properties officeooo:rsid="0026c064" officeooo:paragraph-rsid="0026c064"/>
    </style:style>
    <style:style style:name="P12" style:family="paragraph" style:parent-style-name="Table_20_Contents">
      <style:text-properties officeooo:rsid="0026c064" officeooo:paragraph-rsid="0026c064"/>
    </style:style>
    <style:style style:name="P13" style:family="paragraph" style:parent-style-name="Table_20_Contents">
      <style:paragraph-properties fo:text-align="center" style:justify-single-word="false"/>
      <style:text-properties officeooo:rsid="0029a351" officeooo:paragraph-rsid="0029a351"/>
    </style:style>
    <style:style style:name="P14" style:family="paragraph" style:parent-style-name="Table_20_Contents">
      <style:text-properties officeooo:rsid="0029a351" officeooo:paragraph-rsid="0029a351"/>
    </style:style>
    <style:style style:name="P15" style:family="paragraph" style:parent-style-name="Table_20_Contents">
      <style:paragraph-properties fo:text-align="center" style:justify-single-word="false"/>
      <style:text-properties officeooo:rsid="002a6f2d" officeooo:paragraph-rsid="002a6f2d"/>
    </style:style>
    <style:style style:name="P16" style:family="paragraph" style:parent-style-name="Table_20_Contents">
      <style:text-properties officeooo:rsid="002a6f2d" officeooo:paragraph-rsid="002a6f2d"/>
    </style:style>
    <style:style style:name="P17" style:family="paragraph" style:parent-style-name="Table_20_Contents">
      <style:paragraph-properties fo:text-align="center" style:justify-single-word="false"/>
      <style:text-properties officeooo:rsid="002c2f97" officeooo:paragraph-rsid="002c2f97"/>
    </style:style>
    <style:style style:name="P18" style:family="paragraph" style:parent-style-name="Standard">
      <style:text-properties officeooo:rsid="001e6405" officeooo:paragraph-rsid="001e6405"/>
    </style:style>
    <style:style style:name="P19" style:family="paragraph" style:parent-style-name="Standard">
      <style:text-properties officeooo:rsid="001e6405" officeooo:paragraph-rsid="002dae22"/>
    </style:style>
    <style:style style:name="P20" style:family="paragraph" style:parent-style-name="Standard">
      <style:text-properties officeooo:rsid="00216913" officeooo:paragraph-rsid="00216913"/>
    </style:style>
    <style:style style:name="P21" style:family="paragraph" style:parent-style-name="Standard">
      <style:text-properties officeooo:rsid="00259731" officeooo:paragraph-rsid="00259731"/>
    </style:style>
    <style:style style:name="P22" style:family="paragraph" style:parent-style-name="Standard">
      <style:text-properties officeooo:rsid="002dae22" officeooo:paragraph-rsid="002dae22"/>
    </style:style>
    <style:style style:name="P23" style:family="paragraph" style:parent-style-name="Standard">
      <style:text-properties fo:font-size="16pt" officeooo:rsid="00216913" officeooo:paragraph-rsid="00216913" style:font-size-asian="16pt" style:font-size-complex="16pt"/>
    </style:style>
    <style:style style:name="P24" style:family="paragraph" style:parent-style-name="Standard">
      <style:text-properties fo:font-size="16pt" officeooo:rsid="001e6405" officeooo:paragraph-rsid="001e6405" style:font-size-asian="16pt" style:font-size-complex="16pt"/>
    </style:style>
    <style:style style:name="P25" style:family="paragraph" style:parent-style-name="Standard">
      <style:text-properties fo:font-size="16pt" officeooo:rsid="002bde04" officeooo:paragraph-rsid="002bde04" style:font-size-asian="16pt" style:font-size-complex="16pt"/>
    </style:style>
    <style:style style:name="P26" style:family="paragraph" style:parent-style-name="Standard">
      <style:text-properties officeooo:rsid="002dae22" officeooo:paragraph-rsid="002dae22"/>
    </style:style>
    <style:style style:name="P27" style:family="paragraph" style:parent-style-name="Standard">
      <style:text-properties officeooo:rsid="001e6405" officeooo:paragraph-rsid="002fc2c3"/>
    </style:style>
    <style:style style:name="P28" style:family="paragraph" style:parent-style-name="Standard">
      <style:text-properties officeooo:rsid="002fc2c3" officeooo:paragraph-rsid="002fc2c3"/>
    </style:style>
    <style:style style:name="P29" style:family="paragraph" style:parent-style-name="Table_20_Contents">
      <style:text-properties officeooo:rsid="00216913" officeooo:paragraph-rsid="00216913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officeooo:rsid="002fc2c3" officeooo:paragraph-rsid="002fc2c3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fc2c3" officeooo:paragraph-rsid="002fc2c3" style:font-weight-asian="bold" style:font-weight-complex="bold"/>
    </style:style>
    <style:style style:name="P33" style:family="paragraph" style:parent-style-name="Table_20_Contents">
      <style:text-properties officeooo:rsid="0031056e" officeooo:paragraph-rsid="0031056e"/>
    </style:style>
    <style:style style:name="P34" style:family="paragraph" style:parent-style-name="Table_20_Contents">
      <style:paragraph-properties fo:text-align="center" style:justify-single-word="false"/>
      <style:text-properties officeooo:rsid="0031056e" officeooo:paragraph-rsid="0031056e"/>
    </style:style>
    <style:style style:name="T1" style:family="text">
      <style:text-properties officeooo:rsid="002289a7"/>
    </style:style>
    <style:style style:name="T2" style:family="text">
      <style:text-properties officeooo:rsid="00228bfc"/>
    </style:style>
    <style:style style:name="T3" style:family="text">
      <style:text-properties officeooo:rsid="00245ecc"/>
    </style:style>
    <style:style style:name="T4" style:family="text">
      <style:text-properties officeooo:rsid="0026c064"/>
    </style:style>
    <style:style style:name="T5" style:family="text">
      <style:text-properties officeooo:rsid="00287b37"/>
    </style:style>
    <style:style style:name="T6" style:family="text">
      <style:text-properties officeooo:rsid="0029a351"/>
    </style:style>
    <style:style style:name="T7" style:family="text">
      <style:text-properties officeooo:rsid="002a6f2d"/>
    </style:style>
    <style:style style:name="T8" style:family="text">
      <style:text-properties officeooo:rsid="002eba89"/>
    </style:style>
    <style:style style:name="T9" style:family="text">
      <style:text-properties officeooo:rsid="002f14c0"/>
    </style:style>
    <style:style style:name="T10" style:family="text">
      <style:text-properties officeooo:rsid="002fc2c3"/>
    </style:style>
    <style:style style:name="T11" style:family="text">
      <style:text-properties officeooo:rsid="001e6405"/>
    </style:style>
    <style:style style:name="T12" style:family="text">
      <style:text-properties officeooo:rsid="003105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lumno: Héctor Garbisu</text:p>
      <text:p text:style-name="P22"/>
      <text:p text:style-name="P18">Hahascript </text:p>
      <text:p text:style-name="P18"/>
      <text:p text:style-name="P18"/>
      <text:p text:style-name="P24">Características generales:</text:p>
      <text:p text:style-name="P18"/>
      <text:p text:style-name="P18">Lenguaje imperativo parecido a C.</text:p>
      <text:p text:style-name="P18">Admite recursividad</text:p>
      <text:p text:style-name="P18"><text:span text:style-name="T10">Lo</text:span>s tipos <text:span text:style-name="T10">de variable nativos son entero, lógico, real y ristra. Para definir una variable se acompaña siempre de un valor inicial. Los números reales llevan siempre un punto decimal. Los valores booleanos son “true” y “false”. </text:span></text:p>
      <text:p text:style-name="P20"/>
      <text:p text:style-name="P23">Sintaxi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2">OPERADOR</text:p>
          </table:table-cell>
          <table:table-cell table:style-name="Tabla1.A1" office:value-type="string">
            <text:p text:style-name="P32">DESCRIPCIÓN</text:p>
          </table:table-cell>
          <table:table-cell table:style-name="Tabla1.C1" office:value-type="string">
            <text:p text:style-name="P32">EJEMPLO</text:p>
          </table:table-cell>
        </table:table-row>
        <table:table-row>
          <table:table-cell table:style-name="Tabla1.A2" office:value-type="string">
            <text:p text:style-name="P30">;</text:p>
          </table:table-cell>
          <table:table-cell table:style-name="Tabla1.A2" office:value-type="string">
            <text:p text:style-name="P1">Marca de final de operación. <text:span text:style-name="T8">El texto hasta la siguiente linea es tratado como comentario.</text:span></text:p>
          </table:table-cell>
          <table:table-cell table:style-name="Tabla1.C2" office:value-type="string">
            <text:p text:style-name="P31">p1 aHa 1; comentario</text:p>
          </table:table-cell>
        </table:table-row>
        <table:table-row>
          <table:table-cell table:style-name="Tabla1.A2" office:value-type="string">
            <text:p text:style-name="P2">ha</text:p>
          </table:table-cell>
          <table:table-cell table:style-name="Tabla1.A2" office:value-type="string">
            <text:p text:style-name="P1">Inicio de expresión “<text:span text:style-name="T1">(“</text:span></text:p>
          </table:table-cell>
          <table:table-cell table:style-name="Tabla1.C2" office:value-type="string">
            <text:p text:style-name="P31"><text:span text:style-name="T11">ha 1 XDD n ah</text:span></text:p>
          </table:table-cell>
        </table:table-row>
        <table:table-row>
          <table:table-cell table:style-name="Tabla1.A2" office:value-type="string">
            <text:p text:style-name="P2">ah</text:p>
          </table:table-cell>
          <table:table-cell table:style-name="Tabla1.A2" office:value-type="string">
            <text:p text:style-name="P1">Fin de expresión “<text:span text:style-name="T1">)”</text:span></text:p>
          </table:table-cell>
          <table:table-cell table:style-name="Tabla1.C2" office:value-type="string">
            <text:p text:style-name="P27">ha <text:span text:style-name="T5">1</text:span> <text:span text:style-name="T4">XDD</text:span> <text:span text:style-name="T5">n</text:span> ah</text:p>
          </table:table-cell>
        </table:table-row>
        <table:table-row>
          <table:table-cell table:style-name="Tabla1.A2" office:value-type="string">
            <text:p text:style-name="P2">HA</text:p>
          </table:table-cell>
          <table:table-cell table:style-name="Tabla1.A2" office:value-type="string">
            <text:p text:style-name="P1">Inicio de bloque</text:p>
          </table:table-cell>
          <table:table-cell table:style-name="Tabla1.C2" office:value-type="string">
            <text:p text:style-name="P27">Ha ha <text:span text:style-name="T5">1</text:span> <text:span text:style-name="T4">XDD</text:span> <text:span text:style-name="T5">n</text:span> ah <text:span text:style-name="T1">HA</text:span>"0"; <text:span text:style-name="T1">AH</text:span></text:p>
          </table:table-cell>
        </table:table-row>
        <table:table-row>
          <table:table-cell table:style-name="Tabla1.A2" office:value-type="string">
            <text:p text:style-name="P2">AH</text:p>
          </table:table-cell>
          <table:table-cell table:style-name="Tabla1.A2" office:value-type="string">
            <text:p text:style-name="P1">Fin de bloque</text:p>
          </table:table-cell>
          <table:table-cell table:style-name="Tabla1.C2" office:value-type="string">
            <text:p text:style-name="P27">Ha ha <text:span text:style-name="T5">1</text:span> <text:span text:style-name="T4">XDD</text:span> <text:span text:style-name="T5">n</text:span> ah <text:span text:style-name="T1">HA</text:span>"0"; <text:span text:style-name="T1">AH</text:span></text:p>
          </table:table-cell>
        </table:table-row>
        <table:table-row>
          <table:table-cell table:style-name="Tabla1.A2" office:value-type="string">
            <text:p text:style-name="P2">"</text:p>
          </table:table-cell>
          <table:table-cell table:style-name="Tabla1.A2" office:value-type="string">
            <text:p text:style-name="P1">Inicio y fin de ristra, <text:span text:style-name="T1">print</text:span></text:p>
          </table:table-cell>
          <table:table-cell table:style-name="Tabla1.C2" office:value-type="string">
            <text:p text:style-name="P27">Ha ha <text:span text:style-name="T5">1</text:span> <text:span text:style-name="T4">XDD</text:span> <text:span text:style-name="T5">n</text:span> ah <text:span text:style-name="T1">HA</text:span>"0"; <text:span text:style-name="T1">AH</text:span></text:p>
          </table:table-cell>
        </table:table-row>
        <table:table-row>
          <table:table-cell table:style-name="Tabla1.A2" office:value-type="string">
            <text:p text:style-name="P4">Ha</text:p>
          </table:table-cell>
          <table:table-cell table:style-name="Tabla1.A2" office:value-type="string">
            <text:p text:style-name="P3">Inicio de condición. Se evalúa la expresión posterior y se ejecuta el siguiente bloque en caso positivo.</text:p>
          </table:table-cell>
          <table:table-cell table:style-name="Tabla1.C2" office:value-type="string">
            <text:p text:style-name="P27">Ha ha <text:span text:style-name="T5">1</text:span> <text:span text:style-name="T4">XDD</text:span> <text:span text:style-name="T5">n</text:span> ah <text:span text:style-name="T1">HA</text:span>"0"; <text:span text:style-name="T1">AH</text:span></text:p>
          </table:table-cell>
        </table:table-row>
        <table:table-row>
          <table:table-cell table:style-name="Tabla1.A2" office:value-type="string">
            <text:p text:style-name="P4">aH</text:p>
          </table:table-cell>
          <table:table-cell table:style-name="Tabla1.A2" office:value-type="string">
            <text:p text:style-name="P3">El siguiente bloque se ejecuta sólo si la condición anterior no se ha cumplido <text:span text:style-name="T9">(else).</text:span></text:p>
          </table:table-cell>
          <table:table-cell table:style-name="Tabla1.C2" office:value-type="string">
            <text:p text:style-name="P27">Ha ha <text:span text:style-name="T5">1</text:span> <text:span text:style-name="T4">XDD</text:span> <text:span text:style-name="T5">n</text:span> ah <text:span text:style-name="T1">HA</text:span>"0"; <text:span text:style-name="T1">AH</text:span></text:p>
            <text:p text:style-name="P28">aH HA “no 0”; AH</text:p>
          </table:table-cell>
        </table:table-row>
        <table:table-row>
          <table:table-cell table:style-name="Tabla1.A2" office:value-type="string">
            <text:p text:style-name="P4">l</text:p>
          </table:table-cell>
          <table:table-cell table:style-name="Tabla1.A2" office:value-type="string">
            <text:p text:style-name="P3">Inicio <text:span text:style-name="T2">y fin </text:span>de bucle. <text:span text:style-name="T3">Se sale de un bucle con la palabra “rofl”</text:span></text:p>
          </table:table-cell>
          <table:table-cell table:style-name="Tabla1.C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5">o</text:p>
          </table:table-cell>
          <table:table-cell table:style-name="Tabla1.A2" office:value-type="string">
            <text:p text:style-name="P6">Nivel de anidación dentro de un bucle (cada linea dentro de un bucle empieza por “o”, dentro de un bucle doble empieza por “o o“, etc.)</text:p>
          </table:table-cell>
          <table:table-cell table:style-name="Tabla1.C2" office:value-type="string">
            <text:p text:style-name="P31">l</text:p>
            <text:p text:style-name="P31">o “ha”; bucle infinito</text:p>
            <text:p text:style-name="P31">l</text:p>
          </table:table-cell>
        </table:table-row>
        <table:table-row>
          <table:table-cell table:style-name="Tabla1.A2" office:value-type="string">
            <text:p text:style-name="P7">aHa</text:p>
          </table:table-cell>
          <table:table-cell table:style-name="Tabla1.A2" office:value-type="string">
            <text:p text:style-name="P8">Operador de asignación. Asigna el valor derecho a <text:span text:style-name="T6">la variable izquierda</text:span>.</text:p>
          </table:table-cell>
          <table:table-cell table:style-name="Tabla1.C2" office:value-type="string">
            <text:p text:style-name="P31">p1 aHa 1;</text:p>
          </table:table-cell>
        </table:table-row>
        <table:table-row>
          <table:table-cell table:style-name="Tabla1.A2" office:value-type="string">
            <text:p text:style-name="P11">XD<text:span text:style-name="T6">D</text:span></text:p>
          </table:table-cell>
          <table:table-cell table:style-name="Tabla1.A2" office:value-type="string">
            <text:p text:style-name="P12">Comparación numérica. Verdadero si el elemento de la izquierda es de mayor valor que el de la derecha.</text:p>
          </table:table-cell>
          <table:table-cell table:style-name="Tabla1.C2" office:value-type="string">
            <text:p text:style-name="P27">Ha ha <text:span text:style-name="T5">1</text:span> <text:span text:style-name="T4">XDD</text:span> <text:span text:style-name="T5">n</text:span> ah <text:span text:style-name="T1">HA</text:span>"0"; <text:span text:style-name="T1">AH</text:span></text:p>
          </table:table-cell>
        </table:table-row>
        <table:table-row>
          <table:table-cell table:style-name="Tabla1.A2" office:value-type="string">
            <text:p text:style-name="P11">XD</text:p>
          </table:table-cell>
          <table:table-cell table:style-name="Tabla1.A2" office:value-type="string">
            <text:p text:style-name="P12">Comparación numérica. Verdadero si el elemento de la izquierda es de mayor o igual valor que el de la derecha.</text:p>
          </table:table-cell>
          <table:table-cell table:style-name="Tabla1.C2" office:value-type="string">
            <text:p text:style-name="P27"><text:span text:style-name="T10">p1 aHa 1</text:span> <text:span text:style-name="T4">XD</text:span> <text:span text:style-name="T10">0; p1 = true</text:span></text:p>
          </table:table-cell>
        </table:table-row>
        <table:table-row>
          <table:table-cell table:style-name="Tabla1.A2" office:value-type="string">
            <text:p text:style-name="P13">a</text:p>
          </table:table-cell>
          <table:table-cell table:style-name="Tabla1.A2" office:value-type="string">
            <text:p text:style-name="P14">Operador de incremento unitario</text:p>
          </table:table-cell>
          <table:table-cell table:style-name="Tabla1.C2" office:value-type="string">
            <text:p text:style-name="P31">p2 a;</text:p>
          </table:table-cell>
        </table:table-row>
        <table:table-row>
          <table:table-cell table:style-name="Tabla1.A2" office:value-type="string">
            <text:p text:style-name="P7">aa</text:p>
          </table:table-cell>
          <table:table-cell table:style-name="Tabla1.A2" office:value-type="string">
            <text:p text:style-name="P8">Suma los valores o variables <text:span text:style-name="T7">numéricas. Operación lógica “O” en caso de variables lógicas.</text:span></text:p>
          </table:table-cell>
          <table:table-cell table:style-name="Tabla1.C2" office:value-type="string">
            <text:p text:style-name="P31">p1 <text:span text:style-name="T12">aHa</text:span> p2 aa p3; </text:p>
          </table:table-cell>
        </table:table-row>
        <table:table-row>
          <table:table-cell table:style-name="Tabla1.A2" office:value-type="string">
            <text:p text:style-name="P9">aaa</text:p>
          </table:table-cell>
          <table:table-cell table:style-name="Tabla1.A2" office:value-type="string">
            <text:p text:style-name="P10">Multiplica los valores o variables. <text:span text:style-name="T7">Operación </text:span><text:soft-page-break/><text:span text:style-name="T7">lógica “AND” en caso de variables lógicas.</text:span></text:p>
          </table:table-cell>
          <table:table-cell table:style-name="Tabla1.C2" office:value-type="string">
            <text:p text:style-name="P31">p1 <text:span text:style-name="T12">aHa </text:span>p2 aaa p3;</text:p>
          </table:table-cell>
        </table:table-row>
        <table:table-row>
          <table:table-cell table:style-name="Tabla1.A2" office:value-type="string">
            <text:p text:style-name="P9">aaaa</text:p>
          </table:table-cell>
          <table:table-cell table:style-name="Tabla1.A2" office:value-type="string">
            <text:p text:style-name="P10">Potencia del primer operando al segundo</text:p>
          </table:table-cell>
          <table:table-cell table:style-name="Tabla1.C2" office:value-type="string">
            <text:p text:style-name="P31">p1 <text:span text:style-name="T12">aHa</text:span> p2 aaaa p3;</text:p>
          </table:table-cell>
        </table:table-row>
        <table:table-row>
          <table:table-cell table:style-name="Tabla1.A2" office:value-type="string">
            <text:p text:style-name="P9">h</text:p>
          </table:table-cell>
          <table:table-cell table:style-name="Tabla1.A2" office:value-type="string">
            <text:p text:style-name="P10">Decremento unitario. <text:span text:style-name="T7">Negación lógica en caso de variable lógica.</text:span></text:p>
          </table:table-cell>
          <table:table-cell table:style-name="Tabla1.C2" office:value-type="string">
            <text:p text:style-name="P33">p2 a;</text:p>
          </table:table-cell>
        </table:table-row>
        <table:table-row>
          <table:table-cell table:style-name="Tabla1.A2" office:value-type="string">
            <text:p text:style-name="P15">hh</text:p>
          </table:table-cell>
          <table:table-cell table:style-name="Tabla1.A2" office:value-type="string">
            <text:p text:style-name="P16">Resta el valor de la derecha (sustraendo) al izquierdo (minuendo)</text:p>
          </table:table-cell>
          <table:table-cell table:style-name="Tabla1.C2" office:value-type="string">
            <text:p text:style-name="P33">p1 aHa 0 hh p1; p1 opuesto</text:p>
          </table:table-cell>
        </table:table-row>
        <table:table-row>
          <table:table-cell table:style-name="Tabla1.A2" office:value-type="string">
            <text:p text:style-name="P15">hhh</text:p>
          </table:table-cell>
          <table:table-cell table:style-name="Tabla1.A2" office:value-type="string">
            <text:p text:style-name="P16">Divide el valor de la izquierda (dividendo) por el de la derecha (divisor)</text:p>
          </table:table-cell>
          <table:table-cell table:style-name="Tabla1.C2" office:value-type="string">
            <text:p text:style-name="P33">p1 aHa p2 hhh p1; </text:p>
          </table:table-cell>
        </table:table-row>
        <table:table-row>
          <table:table-cell table:style-name="Tabla1.A2" office:value-type="string">
            <text:p text:style-name="P15">hhhh</text:p>
          </table:table-cell>
          <table:table-cell table:style-name="Tabla1.A2" office:value-type="string">
            <text:p text:style-name="P16">Obtiene el logartimo del valor derecho en base del valor izquierdo</text:p>
          </table:table-cell>
          <table:table-cell table:style-name="Tabla1.C2" office:value-type="string">
            <text:p text:style-name="P33">p1 aHa 2 hhhh 2048;</text:p>
          </table:table-cell>
        </table:table-row>
        <table:table-row>
          <table:table-cell table:style-name="Tabla1.A2" office:value-type="string">
            <text:p text:style-name="P17">haha</text:p>
          </table:table-cell>
          <table:table-cell table:style-name="Tabla1.A2" office:value-type="string">
            <text:p text:style-name="P33">Palabra de comienzo de función. Los valores devueltos por la función se indican mediante el nombre de una variable o un valor;</text:p>
          </table:table-cell>
          <table:table-cell table:style-name="Tabla1.C2" office:value-type="string">
            <text:p text:style-name="P33">haha dimePalabra HA</text:p>
            <text:p text:style-name="P33">p1 “palabra”</text:p>
            <text:p text:style-name="P33">ahah p1;</text:p>
            <text:p text:style-name="P33">AH</text:p>
          </table:table-cell>
        </table:table-row>
        <table:table-row>
          <table:table-cell table:style-name="Tabla1.A2" office:value-type="string">
            <text:p text:style-name="P34">ahah</text:p>
          </table:table-cell>
          <table:table-cell table:style-name="Tabla1.A2" office:value-type="string">
            <text:p text:style-name="P33">Indica que el siguiente valor o variable va a ser devuelto por la función. Finaliza la ejecución.</text:p>
          </table:table-cell>
          <table:table-cell table:style-name="Tabla1.C2" office:value-type="string">
            <text:p text:style-name="P33"/>
          </table:table-cell>
        </table:table-row>
        <table:table-row>
          <table:table-cell table:style-name="Tabla1.A2" office:value-type="string">
            <text:p text:style-name="P34"/>
          </table:table-cell>
          <table:table-cell table:style-name="Tabla1.A2" office:value-type="string">
            <text:p text:style-name="P33">En caso de tomar parámetros, a una función se les pasa escribiéndolos tras el nombre de ésta.</text:p>
          </table:table-cell>
          <table:table-cell table:style-name="Tabla1.C2" office:value-type="string">
            <text:p text:style-name="P33">seisFact aHa ha factorial 6 ah;</text:p>
          </table:table-cell>
        </table:table-row>
      </table:table>
      <text:p text:style-name="P20"/>
      <text:p text:style-name="P18"/>
      <text:p text:style-name="P25">Ejemplo:</text:p>
      <text:p text:style-name="P22"/>
      <text:p text:style-name="P22">Java:</text:p>
      <text:p text:style-name="P22"/>
      <text:p text:style-name="P18">if(n&lt;1) System.out.println("0");</text:p>
      <text:p text:style-name="P18">System.out.println("0\n1"); //<text:span text:style-name="T1">cuac</text:span></text:p>
      <text:p text:style-name="P18">int p1 = 0;</text:p>
      <text:p text:style-name="P18">int p2 = 1;</text:p>
      <text:p text:style-name="P18">int aux;</text:p>
      <text:p text:style-name="P18">for (int i = 0; i &lt; n; i++) {</text:p>
      <text:p text:style-name="P18"><text:tab/>System.out.println(p1+p2);</text:p>
      <text:p text:style-name="P18"><text:tab/>aux = p1;</text:p>
      <text:p text:style-name="P18"><text:tab/>p1=p2;</text:p>
      <text:p text:style-name="P18"><text:tab/>p2=aux+p2;</text:p>
      <text:p text:style-name="P18">}</text:p>
      <text:p text:style-name="P18"/>
      <text:p text:style-name="P22">hahascript:</text:p>
      <text:p text:style-name="P19"><text:tab/></text:p>
      <text:p text:style-name="P18">Ha ha <text:span text:style-name="T5">1</text:span> <text:span text:style-name="T4">XDD</text:span> <text:span text:style-name="T5">n</text:span> ah <text:span text:style-name="T1">HA</text:span>"0"; <text:span text:style-name="T1">AH</text:span></text:p>
      <text:p text:style-name="P18">"0\n1"; <text:span text:style-name="T1">cuac</text:span></text:p>
      <text:p text:style-name="P18">p1 aHa 0;</text:p>
      <text:p text:style-name="P18">p2 aHa 1;</text:p>
      <text:p text:style-name="P18">l</text:p>
      <text:p text:style-name="P21">o i aHa 1;</text:p>
      <text:p text:style-name="P21">o i a;</text:p>
      <text:p text:style-name="P21">o Ha ha <text:span text:style-name="T4">n</text:span> <text:span text:style-name="T4">XDD i</text:span> ah HA rofl; AH</text:p>
      <text:p text:style-name="P18">o "\p1+\p2";</text:p>
      <text:p text:style-name="P18">o aux aHa p1;</text:p>
      <text:p text:style-name="P18"><text:soft-page-break/>o p1 aHa p2;</text:p>
      <text:p text:style-name="P18">o p2 aHa aux a<text:span text:style-name="T4">a</text:span> p2;</text:p>
      <text:p text:style-name="P18">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5:05:59.602000000</meta:creation-date>
    <dc:date>2016-02-17T17:18:53.248000000</dc:date>
    <meta:editing-duration>PT1H1M47S</meta:editing-duration>
    <meta:editing-cycles>16</meta:editing-cycles>
    <meta:generator>LibreOffice/5.0.3.2$Windows_X86_64 LibreOffice_project/e5f16313668ac592c1bfb310f4390624e3dbfb75</meta:generator>
    <meta:document-statistic meta:table-count="1" meta:image-count="0" meta:object-count="0" meta:page-count="3" meta:paragraph-count="113" meta:word-count="588" meta:character-count="2961" meta:non-whitespace-character-count="2476"/>
  </office:meta>
</office:document-meta>
</file>